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4.001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184cm" fo:break-before="auto" style:use-optimal-row-height="true"/>
    </style:style>
    <style:style style:name="ro32" style:family="table-row">
      <style:table-row-properties style:row-height="2.263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3.632cm" fo:break-before="auto" style:use-optimal-row-height="true"/>
    </style:style>
    <style:style style:name="ro35" style:family="table-row">
      <style:table-row-properties style:row-height="4.316cm" fo:break-before="auto" style:use-optimal-row-height="true"/>
    </style:style>
    <style:style style:name="ro36" style:family="table-row">
      <style:table-row-properties style:row-height="5.001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3.334cm" fo:break-before="auto" style:use-optimal-row-height="true"/>
    </style:style>
    <style:style style:name="ro39" style:family="table-row">
      <style:table-row-properties style:row-height="0.473cm" fo:break-before="auto" style:use-optimal-row-height="true"/>
    </style:style>
    <style:style style:name="ro40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1" style:family="text">
      <style:text-properties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6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0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4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5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0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3" style:family="text">
      <style:text-properties fo:color="#ce181e" fo:font-weight="bold" style:font-weight-asian="bold" style:font-weight-complex="bold"/>
    </style:style>
    <style:style style:name="T104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5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font-name-asian="Consolas" style:font-name-complex="Consolas" style:font-size-asian="9.5pt" style:font-size-complex="9.5pt"/>
    </style:style>
    <style:style style:name="T121" style:family="text">
      <style:text-properties style:text-position="super 58%"/>
    </style:style>
    <style:style style:name="T12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29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34">&lt;CR&gt;</text:span><text:span text:style-name="T35"> </text:span><text:span text:style-name="T29">B</text:span><text:span text:style-name="T4"> </text:span><text:span text:style-name="T34">&lt;LF&gt;</text:span><text:span text:style-name="T3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3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E</text:span></text:p>
            <text:p><text:span text:style-name="T36">ABCDEF</text:span></text:p>
            <text:p><text:span text:style-name="T36">ABCDEFG</text:span></text:p>
            <text:p><text:span text:style-name="T3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</text:span></text:p>
            <text:p><text:span text:style-name="T36">E</text:span></text:p>
            <text:p><text:span text:style-name="T36">ABCD</text:span></text:p>
            <text:p><text:span text:style-name="T36">EF</text:span></text:p>
            <text:p><text:span text:style-name="T36">ABCD</text:span></text:p>
            <text:p><text:span text:style-name="T36">EFG</text:span></text:p>
            <text:p><text:span text:style-name="T36">ABCD</text:span></text:p>
            <text:p><text:span text:style-name="T3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37">A</text:span><text:span text:style-name="T22"> </text:span><text:span text:style-name="T38">(1)</text:span></text:p>
            <text:p><text:span text:style-name="T37">AB</text:span><text:span text:style-name="T22"> </text:span><text:span text:style-name="T38">(2)</text:span></text:p>
            <text:p><text:span text:style-name="T37">ABC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ABCD</text:span><text:span text:style-name="T22"> </text:span><text:span text:style-name="T38">(4)</text:span></text:p>
            <text:p><text:span text:style-name="T37">E</text:span><text:span text:style-name="T22"> </text:span><text:span text:style-name="T38">(1)</text:span></text:p>
            <text:p><text:span text:style-name="T37">ABCD</text:span><text:span text:style-name="T22"> </text:span><text:span text:style-name="T38">(4)</text:span></text:p>
            <text:p><text:span text:style-name="T37">EF</text:span><text:span text:style-name="T22"> </text:span><text:span text:style-name="T38">(2)</text:span></text:p>
            <text:p><text:span text:style-name="T37">ABCD</text:span><text:span text:style-name="T22"> </text:span><text:span text:style-name="T38">(4)</text:span></text:p>
            <text:p><text:span text:style-name="T37">EFG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EFGH</text:span><text:span text:style-name="T22"> </text:span><text:span text:style-name="T3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9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11">&lt;CR&gt;&lt;LF&gt;</text:span><text:span text:style-name="T35"> </text:span><text:span text:style-name="T5">(4)</text:span></text:p>
            <text:p><text:span text:style-name="T36">ABC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36">ABCD</text:span><text:span text:style-name="T4"> </text:span><text:span text:style-name="T5">(4)</text:span></text:p>
            <text:p><text:span text:style-name="T36">E</text:span><text:span text:style-name="T11">&lt;CR&gt;&lt;LF&gt;</text:span><text:span text:style-name="T35"> </text:span><text:span text:style-name="T5">(3)</text:span></text:p>
            <text:p><text:span text:style-name="T36">ABCD</text:span><text:span text:style-name="T4"> </text:span><text:span text:style-name="T5">(4)</text:span></text:p>
            <text:p><text:span text:style-name="T36">EF</text:span><text:span text:style-name="T11">&lt;CR&gt;&lt;LF&gt;</text:span><text:span text:style-name="T35"> </text:span><text:span text:style-name="T5">(4)</text:span></text:p>
            <text:p><text:span text:style-name="T36">ABCD</text:span><text:span text:style-name="T4"> </text:span><text:span text:style-name="T5">(4)</text:span></text:p>
            <text:p><text:span text:style-name="T36">EFG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3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  <text:p><text:span text:style-name="T3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0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3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3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3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3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3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2">A</text:span><text:span text:style-name="T4"> </text:span><text:span text:style-name="T5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 </text:span><text:span text:style-name="T4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text:span text:style-name="T46">&lt;NUL&gt;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gt;&g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57">Time stamp gets updated !!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TS)</text:span><text:span text:style-name="T7"> </text:span><text:span text:style-name="T8">(&lt;&lt;)</text:span><text:span text:style-name="T7"> </text:span><text:span text:style-name="T4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65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&lt;TS&gt;</text:span><text:span text:style-name="T7">) </text:span><text:span text:style-name="T8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83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67">&lt;CR&gt;&lt;LF&gt;</text:span><text:span text:style-name="T3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3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text:span text:style-name="T84">B</text:span><text:span text:style-name="T61"> </text:span><text:span text:style-name="T62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48">)</text:span><text:span text:style-name="T54"> </text:span><text:span text:style-name="T55">(&lt;&lt;)</text:span><text:span text:style-name="T56"> </text:span><text:span text:style-name="T86">BB</text:span><text:span text:style-name="T61"> </text:span><text:span text:style-name="T62">(2)</text:span></text:p>
            <text:p>...and: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9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74">44h</text:span><text:span text:style-name="T22"> </text:span><text:span text:style-name="T74">45h</text:span><text:span text:style-name="T22"> </text:span><text:span text:style-name="T74">46h</text:span><text:span text:style-name="T22"> </text:span><text:span text:style-name="T38">(6)</text:span></text:p>
          </table:table-cell>
          <table:table-cell table:style-name="ce70" office:value-type="string" calcext:value-type="string"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3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5">44h</text:span><text:span text:style-name="T43"> </text:span><text:span text:style-name="T45">45h</text:span><text:span text:style-name="T43"> </text:span><text:span text:style-name="T45">46h</text:span><text:span text:style-name="T43"> </text:span><text:span text:style-name="T44">(6)</text:span></text:p>
            <text:p><text:span text:style-name="T19">(&lt;TS&gt;)</text:span><text:span text:style-name="T20"> </text:span><text:span text:style-name="T51">(&lt;&lt;)</text:span><text:span text:style-name="T20"> </text:span><text:span text:style-name="T74">41h</text:span><text:span text:style-name="T22"> </text:span><text:span text:style-name="T38">(1)</text:span></text:p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9">(&lt;TS&gt;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38">(1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64">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64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75">[Error: EOL keyword is not supported for binary terminals!]</text:span></text:p>
            <text:p><text:span text:style-name="T70">(&lt;TS&gt;)</text:span><text:span text:style-name="T76"> </text:span><text:span text:style-name="T77">(&lt;&lt;)</text:span><text:span text:style-name="T76"> </text:span><text:span text:style-name="T78">41h</text:span><text:span text:style-name="T79"> </text:span><text:span text:style-name="T74">41h</text:span><text:span text:style-name="T22"> </text:span><text:span text:style-name="T74">42h</text:span><text:span text:style-name="T22"> </text:span><text:span text:style-name="T38">(3)</text:span></text:p>
            <text:p><text:span text:style-name="T70">(&lt;TS&gt;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3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5">[Error: EOL keyword is not supported for binary terminals!]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1h</text:span><text:span text:style-name="T43"> </text:span><text:span text:style-name="T45">42h</text:span><text:span text:style-name="T43"> </text:span><text:span text:style-name="T44">(3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lt;&lt;)</text:span><text:span text:style-name="T28"> </text:span><text:span text:style-name="T42">41h</text:span><text:span text:style-name="T4"> </text:span><text:span text:style-name="T5">(1)</text:span></text:p>
            <text:p><text:span text:style-name="T15">(&lt;TS&gt;</text:span><text:span text:style-name="T64">)</text:span><text:span text:style-name="T7"> </text:span><text:span text:style-name="T8">(&lt;&lt;)</text:span><text:span text:style-name="T7"> </text:span><text:span text:style-name="T42">42h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41h</text:span><text:span text:style-name="T4"> </text:span><text:span text:style-name="T42">42h</text:span><text:span text:style-name="T4"> </text:span><text:span text:style-name="T4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17">42h</text:span><text:span text:style-name="T43"> </text:span><text:span text:style-name="T44">(3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1h</text:span><text:span text:style-name="T79"> </text:span><text:span text:style-name="T87">42h</text:span><text:span text:style-name="T79"> </text:span><text:span text:style-name="T88">(3)</text:span></text:p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2h</text:span><text:span text:style-name="T79"> </text:span><text:span text:style-name="T87">43h</text:span><text:span text:style-name="T79"> </text:span><text:span text:style-name="T21">41h</text:span><text:span text:style-name="T22"> </text:span><text:span text:style-name="T21">42h</text:span><text:span text:style-name="T22"> </text:span><text:span text:style-name="T38">(5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31h</text:span><text:span text:style-name="T43"> </text:span><text:span text:style-name="T17">32h</text:span><text:span text:style-name="T43"> </text:span><text:span text:style-name="T17">33h</text:span><text:span text:style-name="T43"> </text:span><text:span text:style-name="T17">41h</text:span><text:span text:style-name="T43"> </text:span><text:span text:style-name="T29">42h</text:span><text:span text:style-name="T4"> </text:span><text:span text:style-name="T5">(8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89">41h</text:span><text:span text:style-name="T90"> </text:span><text:span text:style-name="T91">42h</text:span><text:span text:style-name="T90"> </text:span><text:span text:style-name="T92">(8)</text:span><text:span text:style-name="T93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38">(2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4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Automatic action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64">(&gt;&gt;)</text:span><text:span text:style-name="T7"> </text:span><text:span text:style-name="T29">ABC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64">(&gt;&gt;)</text:span><text:span text:style-name="T7"> </text:span><text:span text:style-name="T29">xyz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7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95">Action: [Line Chart (X = Time)]</text:span></text:p>
            <text:p/>
            <text:p><text:span text:style-name="T95">Trigger:</text:span></text:p>
            <text:p><text:span text:style-name="T96">(</text:span><text:span text:style-name="T95">(?:(?:19|20)\d\d-(?:0[1-9]|1[012])-(?:0[1-9]|[12]\d|3[01]))</text:span><text:span text:style-name="T97">T</text:span><text:span text:style-name="T98">(?:(?:[01]\d|2[0-3]):[0-5]\d:[0-5]\d)</text:span><text:span text:style-name="T99">)</text:span><text:span text:style-name="T98">\s+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96">(</text:span><text:span text:style-name="T98">(?:(?:19|20)\d\d-(?:0[1-9]|1[012])-(?:0[1-9]|[12]\d|3[01]))</text:span><text:span text:style-name="T97">T</text:span><text:span text:style-name="T98">(?:(?:[01]\d|2[0-3]):[0-5]\d:[0-5]\d)</text:span><text:span text:style-name="T99">)</text:span></text:p>
            <text:p><text:span text:style-name="T100">                                                                                                                                                                 </text:span><text:span text:style-name="T101">\s+([-+]?(?:\d+(?:\.\d*)?|\.\d+)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95">Action: [Line Chart]</text:span></text:p>
            <text:p/>
            <text:p><text:span text:style-name="T95">Trigger:</text:span></text:p>
            <text:p><text:span text:style-name="T1">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25">([-+]?(?:\d+(?:\.\d*)?|\.\d+))</text:span></text:p>
            <text:p><text:span text:style-name="T100">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107"> </text:span><text:span text:style-name="T93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43"> </text:span><text:span text:style-name="T44">(72) </text:span><text:span text:style-name="T93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04">   1 </text:span><text:span text:style-name="T105">S S       0.00 g</text:span></text:p>
            <text:p><text:span text:style-name="T104">   2 </text:span><text:span text:style-name="T105">S S       0.00 g</text:span></text:p>
            <text:p><text:span text:style-name="T104">   3 </text:span><text:span text:style-name="T105">S S       0.00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04">...</text:span></text:p>
            <text:p><text:span text:style-name="T104"> 101 </text:span><text:span text:style-name="T105">S D       ?.?? g</text:span></text:p>
            <text:p><text:span text:style-name="T104"> 102 </text:span><text:span text:style-name="T105">S D       ?.?? g</text:span></text:p>
            <text:p><text:span text:style-name="T104"> 103 </text:span><text:span text:style-name="T105">S D       ?.?? g</text:span></text:p>
            <text:p><text:span text:style-name="T106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04">...</text:span></text:p>
            <text:p><text:span text:style-name="T104"> 201 </text:span><text:span text:style-name="T105">S S       ?.?? g</text:span></text:p>
            <text:p><text:span text:style-name="T104"> 202 </text:span><text:span text:style-name="T105">S S       ?.?? g</text:span></text:p>
            <text:p><text:span text:style-name="T104"> 203 </text:span><text:span text:style-name="T105">S S       ?.??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08"> moving below, due to a limitation with '</text:span><text:span text:style-name="T109">FormWindowState</text:span><text:span text:style-name="T110">.Maximized</text:span><text:span text:style-name="T111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 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41">(0)</text:span>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41">(0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<text:span text:style-name="T3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13"> </text:span><text:span text:style-name="T4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46">&lt;CR&gt;</text:span><text:span text:style-name="T28"> </text:span><text:span text:style-name="T63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35"> </text:span><text:span text:style-name="T5">(3)</text:span></text:p>
            <text:p><text:span text:style-name="T64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ABC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20">Note that display elements are text-only and no longer contain the underlying typed</text:span></text:p>
            <text:p><text:span text:style-name="T120">information such as the time stamp of the origin. Since the XML schema is strongly-</text:span></text:p>
            <text:p><text:span text:style-name="T120">typed again, the items need to be reconstructed. Not optimal, but simply a trade-off</text:span></text:p>
            <text:p><text:span text:style-name="T120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slightly above the right end of the 2<text:span text:style-name="T12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1">rd</text:span> line</text:p>
          </table:table-cell>
          <table:table-cell office:value-type="string" calcext:value-type="string">
            <text:p>Repeat steps above, except <text:span text:style-name="T122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.00.0000</text:date>, <text:time style:data-style-name="N2" text:time-value="21:06:19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7H44S</meta:editing-duration>
    <meta:editing-cycles>693</meta:editing-cycles>
    <meta:generator>LibreOffice/6.4.3.2$Windows_X86_64 LibreOffice_project/747b5d0ebf89f41c860ec2a39efd7cb15b54f2d8</meta:generator>
    <dc:date>2021-04-01T21:34:44.794000000</dc:date>
    <meta:print-date>2013-02-02T14:44:49.07</meta:print-date>
    <meta:document-statistic meta:table-count="13" meta:cell-count="2695" meta:object-count="0"/>
    <meta:user-defined meta:name="Info 1"/>
    <meta:user-defined meta:name="Info 2"/>
    <meta:user-defined meta:name="Info 3"/>
    <meta:user-defined meta:name="Info 4"/>
  </office:meta>
</office:document-meta>
</file>